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c57e" officeooo:paragraph-rsid="001ee4e5"/>
    </style:style>
    <style:style style:name="P2" style:family="paragraph" style:parent-style-name="Standard">
      <style:text-properties officeooo:rsid="001ee4e5" officeooo:paragraph-rsid="001ee4e5"/>
    </style:style>
    <style:style style:name="T1" style:family="text">
      <style:text-properties officeooo:rsid="001d0b60"/>
    </style:style>
    <style:style style:name="T2" style:family="text">
      <style:text-properties officeooo:rsid="001f8a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 die Verwaltung der Projektdateien zu vereinfachen, <text:span text:style-name="T1">wurde bei der Entwicklung Git verwendet. Dies ist eine offene Versionsverwaltungssoftware. Damit werden Änderungen(commits) mit einem Benutzernamen sowie Hash versehen. Das bedeutet, man kann im Nachhinein alle Änderungen zurückverfolgen und rückgängig machen. Ebenfalls erlaubt es einem, schnell die Unterschiede zwischen verschiedenen Versionen zu sehen(diff). </text:span></text:p>
      <text:p text:style-name="P1"/>
      <text:p text:style-name="P1"><text:span text:style-name="T1">Besonderheit von Git ist die gute Unterstützung von verteilter, dezentraler Programmierung. Dazu gibt es die Möglichkeit, ein fremdes Projekt lokal auf einem oder mehreren eigenen Ästen(branch) zu bearbeiten. Diese sind voneinander unabhängig, jedoch können Änderungen auf einem Ast, in andere Äste, inklusive dem oft verwendeten Haupt-Ast(master), integriert werden(merge). So werden oft neue Ideen zu erst auf einem eigenen Ast getestet, und sollten sie funktionieren, in den Haupt-Ast integriert. Wenn sich in der Zwischenzeit etwas am Haupt-Ast geändert hat, überschreibt dies nicht direkt die eigenen Änderungen im Neben-Ast, stattdessen werden Änderungen, solange sie sich nicht überschneiden, automatisch zusammengefügt.</text:span></text:p>
      <text:p text:style-name="P1"/>
      <text:p text:style-name="P2">Zusätzlich wurde bei diesem Projekt, entgegen der dezentralen Möglichkeiten von Git, ein zentrales GitHub-Re<text:span text:style-name="T2">positorium</text:span> verwendet, <text:span text:style-name="T2">in welches die lokalen Äste jeweils integriert wu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meta:editing-duration>
    <meta:editing-cycles>4</meta:editing-cycles>
    <meta:generator>LibreOffice/4.1.4.2$Windows_x86 LibreOffice_project/0a0440ccc0227ad9829de5f46be37cfb6edcf72</meta:generator>
    <dc:date>2014-10-13T23:54:28.632000000</dc:date>
    <meta:document-statistic meta:table-count="0" meta:image-count="0" meta:object-count="0" meta:page-count="1" meta:paragraph-count="3" meta:word-count="171" meta:character-count="1328" meta:non-whitespace-character-count="1159"/>
    <meta:user-defined meta:name="Info 1"/>
    <meta:user-defined meta:name="Info 2"/>
    <meta:user-defined meta:name="Info 3"/>
    <meta:user-defined meta:name="Info 4"/>
  </office:meta>
</office:document-meta>
</file>